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<text:span text:style-name="T1">Token (secret = 2bb80d537b1da3e38bd30361aa855686bde0eacd7162fef6a25fe97bf527a25b</text:span>)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-E/-G</text:p>
          </table:table-cell>
          <table:table-cell office:value-type="string" calcext:value-type="string">
            <text:p>-A/-L</text:p>
          </table:table-cell>
          <table:table-cell office:value-type="string" calcext:value-type="string">
            <text:p>Room #</text:p>
          </table:table-cell>
        </table:table-row>
        <table:table-row table:style-name="ro1">
          <table:table-cell office:value-type="string" calcext:value-type="string">
            <text:p>2bb80d537b1da3e38bd30361aa855686bde0eacd7162fef6a25fe97bf527a2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bb80d537b1da3e38bd30361aa855686bde0eacd7162fef6a25fe97bf527a2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-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bb80d537b1da3e38bd30361aa855686bde0eacd7162fef6a25fe97bf527a2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-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bb80d537b1da3e38bd30361aa855686bde0eacd7162fef6a25fe97bf527a2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bb80d537b1da3e38bd30361aa855686bde0eacd7162fef6a25fe97bf527a2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-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bb80d537b1da3e38bd30361aa855686bde0eacd7162fef6a25fe97bf527a2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-A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6:46:16.544323900</meta:creation-date>
    <dc:date>2025-11-24T16:51:40.789983900</dc:date>
    <meta:editing-duration>PT27S</meta:editing-duration>
    <meta:editing-cycles>1</meta:editing-cycles>
    <meta:document-statistic meta:table-count="1" meta:cell-count="42" meta:object-count="0"/>
    <meta:generator>LibreOffice/25.2.6.2$Windows_X86_64 LibreOffice_project/729c5bfe710f5eb71ed3bbde9e06a6065e9c6c5d</meta:generator>
  </office:meta>
</office:document-meta>
</file>